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cc99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7.78cm" svg:x="6.969cm" svg:y="2.27cm">
          <text:p/>
        </draw:rect>
        <draw:rect draw:style-name="gr1" draw:text-style-name="P1" draw:layer="layout" svg:width="4.064cm" svg:height="17.78cm" svg:x="15.732cm" svg:y="2.27cm">
          <text:p/>
        </draw:rect>
        <draw:rect draw:style-name="gr1" draw:text-style-name="P1" xml:id="id5" draw:id="id5" draw:layer="layout" svg:width="4.064cm" svg:height="8.89cm" svg:x="22.209cm" svg:y="7.477cm">
          <text:p/>
        </draw:rect>
        <draw:rect draw:style-name="gr1" draw:text-style-name="P1" xml:id="id2" draw:id="id2" draw:layer="layout" svg:width="4.064cm" svg:height="8.89cm" svg:x="1.635cm" svg:y="6.461cm">
          <text:p/>
        </draw:rect>
        <draw:frame draw:style-name="gr2" draw:layer="layout" svg:width="4.206cm" svg:height="0.963cm" svg:x="7.894cm" svg:y="2.323cm">
          <draw:text-box>
            <text:p>Testbench.sv</text:p>
          </draw:text-box>
        </draw:frame>
        <draw:frame draw:style-name="gr2" draw:layer="layout" svg:width="2.339cm" svg:height="0.963cm" svg:x="16.494cm" svg:y="2.397cm">
          <draw:text-box>
            <text:p>Top.sv</text:p>
          </draw:text-box>
        </draw:frame>
        <draw:frame draw:style-name="gr2" draw:layer="layout" svg:width="3.669cm" svg:height="1.675cm" svg:x="1.776cm" svg:y="9.231cm">
          <draw:text-box>
            <text:p>Behavioral </text:p>
            <text:p text:style-name="P1">Model</text:p>
          </draw:text-box>
        </draw:frame>
        <draw:frame draw:style-name="gr2" draw:text-style-name="P1" draw:layer="layout" svg:width="2.225cm" svg:height="1.675cm" svg:x="23.098cm" svg:y="9.382cm">
          <draw:text-box>
            <text:p text:style-name="P1">Relay</text:p>
            <text:p text:style-name="P1">Model</text:p>
          </draw:text-box>
        </draw:frame>
        <draw:rect draw:style-name="gr3" draw:text-style-name="P2" draw:layer="layout" svg:width="3.048cm" svg:height="1.524cm" svg:x="8.493cm" svg:y="3.286cm">
          <text:p text:style-name="P2"><text:span text:style-name="T1">Read in </text:span></text:p>
          <text:p text:style-name="P2"><text:span text:style-name="T1">Memory </text:span></text:p>
          <text:p text:style-name="P2"><text:span text:style-name="T1">from File</text:span></text:p>
        </draw:rect>
        <draw:connector draw:style-name="gr4" draw:text-style-name="P1" draw:layer="layout" draw:type="lines" draw:line-skew="0cm -0.134cm" svg:x1="8.493cm" svg:y1="5.826cm" svg:x2="3.667cm" svg:y2="6.461cm" draw:start-shape="id1" draw:start-glue-point="3" draw:end-shape="id2" draw:end-glue-point="0" svg:d="m8493 5826h-501-4325v635">
          <text:p/>
        </draw:connector>
        <draw:rect draw:style-name="gr3" draw:text-style-name="P2" xml:id="id1" draw:id="id1" draw:layer="layout" svg:width="3.048cm" svg:height="1.524cm" svg:x="8.493cm" svg:y="5.064cm">
          <text:p text:style-name="P2"><text:span text:style-name="T1">Send Memory</text:span></text:p>
          <text:p text:style-name="P2"><text:span text:style-name="T1">To </text:span></text:p>
          <text:p text:style-name="P2"><text:span text:style-name="T1">Modules</text:span></text:p>
        </draw:rect>
        <draw:connector draw:style-name="gr4" draw:text-style-name="P1" draw:layer="layout" draw:type="lines" svg:x1="11.541cm" svg:y1="5.826cm" svg:x2="16.24cm" svg:y2="4.365cm" draw:start-shape="id1" draw:start-glue-point="1" draw:end-shape="id3" svg:d="m11541 5826h501l3697-1461h501">
          <text:p/>
        </draw:connector>
        <draw:rect draw:style-name="gr3" draw:text-style-name="P2" xml:id="id3" draw:id="id3" draw:layer="layout" svg:width="3.048cm" svg:height="1.905cm" svg:x="16.24cm" svg:y="3.413cm">
          <text:p text:style-name="P2"><text:span text:style-name="T1">Read </text:span></text:p>
          <text:p text:style-name="P2"><text:span text:style-name="T1">Transaction </text:span></text:p>
          <text:p text:style-name="P2"><text:span text:style-name="T1">To Fill Initial </text:span></text:p>
          <text:p text:style-name="P2"><text:span text:style-name="T1">Memory</text:span></text:p>
        </draw:rect>
        <draw:rect draw:style-name="gr3" draw:text-style-name="P2" xml:id="id4" draw:id="id4" draw:layer="layout" svg:width="3.048cm" svg:height="1.397cm" svg:x="16.24cm" svg:y="5.699cm">
          <text:p text:style-name="P2"><text:span text:style-name="T1">Send Memory</text:span></text:p>
          <text:p text:style-name="P2"><text:span text:style-name="T1">To DUT</text:span></text:p>
        </draw:rect>
        <draw:connector draw:style-name="gr4" draw:text-style-name="P1" draw:layer="layout" draw:type="lines" draw:line-skew="0cm -0.642cm" svg:x1="19.288cm" svg:y1="6.397cm" svg:x2="24.241cm" svg:y2="7.477cm" draw:start-shape="id4" draw:start-glue-point="1" draw:end-shape="id5" draw:end-glue-point="0" svg:d="m19288 6397h501l4452-63v1143">
          <text:p/>
        </draw:connector>
        <draw:rect draw:style-name="gr3" draw:text-style-name="P2" draw:layer="layout" svg:width="3.048cm" svg:height="1.397cm" svg:x="16.239cm" svg:y="5.699cm">
          <text:p text:style-name="P2"><text:span text:style-name="T1">Send Memory</text:span></text:p>
          <text:p text:style-name="P2"><text:span text:style-name="T1">To DUT</text:span></text:p>
        </draw:rect>
        <draw:rect draw:style-name="gr3" draw:text-style-name="P2" xml:id="id6" draw:id="id6" draw:layer="layout" svg:width="3.048cm" svg:height="1.397cm" svg:x="22.717cm" svg:y="13.446cm">
          <text:p text:style-name="P2"><text:span text:style-name="T1">Send output </text:span></text:p>
          <text:p text:style-name="P2"><text:span text:style-name="T1">Signals to Top</text:span></text:p>
        </draw:rect>
        <draw:connector draw:style-name="gr4" draw:text-style-name="P1" draw:layer="layout" draw:type="lines" svg:x1="22.717cm" svg:y1="14.144cm" svg:x2="19.291cm" svg:y2="10.017cm" draw:start-shape="id6" draw:start-glue-point="3" draw:end-shape="id7" svg:d="m22717 14144h-501l-2424-4127h-501">
          <text:p/>
        </draw:connector>
        <draw:rect draw:style-name="gr3" draw:text-style-name="P2" xml:id="id7" draw:id="id7" draw:layer="layout" svg:width="3.048cm" svg:height="2.032cm" svg:x="16.243cm" svg:y="9.001cm">
          <text:p text:style-name="P2"><text:span text:style-name="T1">Collect output</text:span></text:p>
          <text:p text:style-name="P2"><text:span text:style-name="T1">Signals into </text:span></text:p>
          <text:p text:style-name="P2"><text:span text:style-name="T1">Returned array</text:span></text:p>
        </draw:rect>
        <draw:rect draw:style-name="gr3" draw:text-style-name="P2" draw:layer="layout" svg:width="3.048cm" svg:height="1.651cm" svg:x="16.24cm" svg:y="11.287cm">
          <text:p text:style-name="P2"><text:span text:style-name="T1">Turn Memory</text:span></text:p>
          <text:p text:style-name="P2"><text:span text:style-name="T1">Array Into</text:span></text:p>
          <text:p text:style-name="P2"><text:span text:style-name="T1"><text:s/></text:span><text:span text:style-name="T1">Bytes</text:span></text:p>
        </draw:rect>
        <draw:rect draw:style-name="gr3" draw:text-style-name="P2" xml:id="id10" draw:id="id10" draw:layer="layout" svg:width="3.048cm" svg:height="1.397cm" svg:x="16.24cm" svg:y="13.446cm">
          <text:p text:style-name="P2"><text:span text:style-name="T1">Send Bytes</text:span></text:p>
          <text:p text:style-name="P2"><text:span text:style-name="T1">To TestBench</text:span></text:p>
        </draw:rect>
        <draw:rect draw:style-name="gr3" draw:text-style-name="P2" xml:id="id12" draw:id="id12" draw:layer="layout" svg:width="3.175cm" svg:height="1.778cm" svg:x="8.366cm" svg:y="13.573cm">
          <text:p text:style-name="P2"><text:span text:style-name="T1">Compare</text:span></text:p>
          <text:p text:style-name="P2"><text:span text:style-name="T1">Struct Values</text:span></text:p>
          <text:p text:style-name="P2"><text:span text:style-name="T1">One by one</text:span></text:p>
        </draw:rect>
        <draw:rect draw:style-name="gr3" draw:text-style-name="P2" xml:id="id8" draw:id="id8" draw:layer="layout" svg:width="3.302cm" svg:height="1.778cm" svg:x="1.889cm" svg:y="10.906cm">
          <text:p text:style-name="P2"><text:span text:style-name="T1">Send output </text:span></text:p>
          <text:p text:style-name="P2"><text:span text:style-name="T1">Signals to</text:span></text:p>
          <text:p text:style-name="P2"><text:span text:style-name="T1">Testbench</text:span></text:p>
        </draw:rect>
        <draw:connector draw:style-name="gr4" draw:text-style-name="P1" draw:layer="layout" draw:type="lines" svg:x1="5.191cm" svg:y1="11.795cm" svg:x2="8.493cm" svg:y2="8.619cm" draw:start-shape="id8" draw:start-glue-point="1" draw:end-shape="id9" svg:d="m5191 11795h501l2300-3176h501">
          <text:p/>
        </draw:connector>
        <draw:rect draw:style-name="gr3" draw:text-style-name="P2" xml:id="id9" draw:id="id9" draw:layer="layout" svg:width="3.048cm" svg:height="2.793cm" svg:x="8.493cm" svg:y="7.223cm">
          <text:p text:style-name="P2"><text:span text:style-name="T1">Collect output</text:span></text:p>
          <text:p text:style-name="P2"><text:span text:style-name="T1">Signals into </text:span></text:p>
          <text:p text:style-name="P2"><text:span text:style-name="T1">Returned array </text:span></text:p>
          <text:p text:style-name="P2"><text:span text:style-name="T1">And convert to </text:span></text:p>
          <text:p text:style-name="P2"><text:span text:style-name="T1">Output signals </text:span></text:p>
          <text:p text:style-name="P2"><text:span text:style-name="T1">Struct array</text:span></text:p>
        </draw:rect>
        <draw:rect draw:style-name="gr3" draw:text-style-name="P2" xml:id="id11" draw:id="id11" draw:layer="layout" svg:width="3.048cm" svg:height="2.413cm" svg:x="8.493cm" svg:y="10.271cm">
          <text:p text:style-name="P2"><text:span text:style-name="T1">Collect </text:span></text:p>
          <text:p text:style-name="P2"><text:span text:style-name="T1">Returned array </text:span></text:p>
          <text:p text:style-name="P2"><text:span text:style-name="T1">And convert to </text:span></text:p>
          <text:p text:style-name="P2"><text:span text:style-name="T1">Output signals </text:span></text:p>
          <text:p text:style-name="P2"><text:span text:style-name="T1">Struct array</text:span></text:p>
        </draw:rect>
        <draw:connector draw:style-name="gr4" draw:text-style-name="P1" draw:layer="layout" draw:type="lines" svg:x1="16.24cm" svg:y1="14.144cm" svg:x2="11.541cm" svg:y2="11.477cm" draw:start-shape="id10" draw:start-glue-point="3" draw:end-shape="id11" svg:d="m16240 14144h-501l-3697-2667h-501">
          <text:p/>
        </draw:connector>
        <draw:connector draw:style-name="gr4" draw:text-style-name="P1" draw:layer="layout" draw:type="lines" svg:x1="8.493cm" svg:y1="8.619cm" svg:x2="8.366cm" svg:y2="14.462cm" draw:start-shape="id9" draw:start-glue-point="3" draw:end-shape="id12" svg:d="m8493 8619h-501l-127 5843h501">
          <text:p/>
        </draw:connector>
        <draw:connector draw:style-name="gr4" draw:text-style-name="P1" draw:layer="layout" draw:type="lines" svg:x1="11.541cm" svg:y1="11.477cm" svg:x2="11.541cm" svg:y2="14.462cm" draw:start-shape="id11" draw:start-glue-point="1" draw:end-shape="id12" draw:end-glue-point="1" svg:d="m11541 11477h501v2985h-501">
          <text:p/>
        </draw:connector>
        <draw:rect draw:style-name="gr3" draw:text-style-name="P2" draw:layer="layout" svg:width="3.175cm" svg:height="2.54cm" svg:x="8.366cm" svg:y="15.732cm">
          <text:p text:style-name="P2"><text:span text:style-name="T1">Assert if output</text:span></text:p>
          <text:p text:style-name="P2"><text:span text:style-name="T1">Signals are not</text:span></text:p>
          <text:p text:style-name="P2"><text:span text:style-name="T1">Equal</text:span></text:p>
        </draw:rect>
        <draw:frame draw:style-name="gr5" draw:layer="layout" svg:width="9.144cm" svg:height="0.963cm" svg:x="9.001cm" svg:y="1.18cm">
          <draw:text-box>
            <text:p>Tbx and Test Bench Stru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3T10:12:36.35</meta:creation-date>
    <dc:date>2012-08-13T10:50:39.32</dc:date>
    <meta:editing-duration>PT38M2S</meta:editing-duration>
    <meta:editing-cycles>3</meta:editing-cycles>
    <meta:generator>OpenOffice.org/3.4$Win32 OpenOffice.org_project/340m1$Build-9590</meta:generator>
    <meta:document-statistic meta:object-count="31"/>
  </office:meta>
</office:document-meta>
</file>